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5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1a7077"/>
    </style:style>
    <style:style style:name="P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officeooo:paragraph-rsid="0019070b"/>
    </style:style>
    <style:style style:name="P1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officeooo:paragraph-rsid="001a55b3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officeooo:paragraph-rsid="001a55b3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officeooo:paragraph-rsid="001a7077"/>
    </style:style>
    <style:style style:name="T1" style:family="text">
      <style:text-properties fo:font-weight="bold" loext:padding="0cm" loext:border="none"/>
    </style:style>
    <style:style style:name="T2" style:family="text">
      <style:text-properties fo:font-weight="bold" officeooo:rsid="001a7077" loext:padding="0cm" loext:border="none"/>
    </style:style>
    <style:style style:name="T3" style:family="text">
      <style:text-properties fo:font-style="italic" loext:padding="0cm" loext:border="none"/>
    </style:style>
    <style:style style:name="T4" style:family="text">
      <style:text-properties fo:font-style="italic" officeooo:rsid="001a55b3" loext:padding="0cm" loext:border="none"/>
    </style:style>
    <style:style style:name="T5" style:family="text">
      <style:text-properties fo:color="#1f1f1f" loext:opacity="100%" style:font-name="Google Sans"/>
    </style:style>
    <style:style style:name="T6" style:family="text">
      <style:text-properties fo:color="#1f1f1f" loext:opacity="100%" style:font-name="Google Sans" officeooo:rsid="00173d09"/>
    </style:style>
    <style:style style:name="T7" style:family="text">
      <style:text-properties fo:color="#1f1f1f" loext:opacity="100%" style:font-name="Google Sans Text"/>
    </style:style>
    <style:style style:name="T8" style:family="text">
      <style:text-properties fo:color="#1f1f1f" loext:opacity="100%" style:font-name="Google Sans Text" fo:font-weight="bold" loext:padding="0cm" loext:border="none"/>
    </style:style>
    <style:style style:name="T9" style:family="text">
      <style:text-properties fo:color="#1f1f1f" loext:opacity="100%" style:font-name="Google Sans Text" fo:font-weight="normal" officeooo:rsid="001a7077" style:font-weight-asian="normal" style:font-weight-complex="normal" loext:padding="0cm" loext:border="none"/>
    </style:style>
    <style:style style:name="T10" style:family="text">
      <style:text-properties fo:color="#1f1f1f" loext:opacity="100%" style:font-name="Google Sans Text" officeooo:rsid="001a7077"/>
    </style:style>
    <style:style style:name="T11" style:family="text">
      <style:text-properties officeooo:rsid="0019070b"/>
    </style:style>
    <style:style style:name="T12" style:family="text">
      <style:text-properties officeooo:rsid="001a55b3"/>
    </style:style>
    <style:style style:name="T13" style:family="text">
      <style:text-properties fo:font-style="normal" officeooo:rsid="001a55b3" style:font-style-asian="normal" style:font-style-complex="normal" loext:padding="0cm" loext:border="none"/>
    </style:style>
    <style:style style:name="T14" style:family="text">
      <style:text-properties officeooo:rsid="001a7077"/>
    </style:style>
    <style:style style:name="T15" style:family="text">
      <style:text-properties fo:font-weight="normal" officeooo:rsid="001a7077" style:font-weight-asian="normal" style:font-weight-complex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b7b9e071d7731b57">
        <text:h text:style-name="P5" text:outline-level="2"><text:span text:style-name="T5">O Eterno Navegar: De Ítaca à </text:span><text:span text:style-name="T6">Informática</text:span></text:h>
        <text:p text:style-name="P9">Muitos conhecem — <text:span text:style-name="T11">sem o saber— </text:span>a máxima d<text:span text:style-name="T11">o</text:span> <text:span text:style-name="T11">político romano </text:span>Pompeu, <text:span text:style-name="T11">que</text:span> <text:span text:style-name="T11">acabou com a pirataria no Mediterrâneo. </text:span>Fernando Pessoa <text:span text:style-name="T11">tornou-a célebre em português</text:span>: <text:span text:style-name="T3">"Navegar é preciso; viver não é preciso"</text:span>. <text:span text:style-name="T11">No entanto,</text:span> para compreender o peso dessa necessidade, <text:span text:style-name="T11">talvez devêssemos</text:span> olhar para as várias faces de <text:span text:style-name="T1">Ulisses</text:span>, o viajante que não cansa de ser reinventado pela literatura — e que hoje, mais do que nunca, <text:span text:style-name="T11">pode </text:span>nos serv<text:span text:style-name="T11">ir</text:span> de bússola.</text:p>
        <text:p text:style-name="P10">O Odisseu grego é o mestre da <text:span text:style-name="T3">metis</text:span>: a inteligência astuta, o estratagema, <text:span text:style-name="T11">ou </text:span><text:span text:style-name="T12">a malandragem, como a chamamos informalmente no Brasil</text:span>. <text:span text:style-name="T12">Odisseu — o Ulisses dos romanos — </text:span>não vence pela força bruta, mas pelo engenho (o Cavalo de Troia, <text:span text:style-name="T12">de que ele foi o inventor</text:span>). <text:span text:style-name="T12">Sua astúcia</text:span> <text:span text:style-name="T12">cri</text:span>a <text:span text:style-name="T12">a </text:span>tecnologia em sua forma mais primordial: a ferramenta usada para superar a natureza e o destino. Para ele, navegar é o caminho de volta ao centro, à identidade, a Ítaca.</text:p>
        <text:p text:style-name="P3"><text:span text:style-name="T12">Muitos s</text:span>éculos depois, <text:span text:style-name="T12">na alta Idade Média, </text:span>o Ulisses de Dante <text:span text:style-name="T12">Alighieri </text:span>(Canto XXVI do <text:span text:style-name="T3">Inferno</text:span>) já não quer apenas voltar <text:span text:style-name="T12">para casa</text:span>. <text:span text:style-name="T12">Q</text:span>uer ultrapassar as Colunas de Hércules, <text:span text:style-name="T12">que constituíam </text:span>o limite do mundo conhecido <text:span text:style-name="T12">no tempo do heroi</text:span>. Sua frase ecoa como um manifesto para a ciência e a técnica: <text:span text:style-name="T3">"Não fostes feitos para viver como brutos, mas para seguir a virtude e o conhecimento"</text:span>. Aqui, navegar é o risco inerente à busca pelo novo — um desejo tão humano que beira o trágico.</text:p>
        <text:p text:style-name="P10">No século XIX, <text:span text:style-name="T12">o vitoriano </text:span>Lord Tennyson nos mostra um Ulisses envelhecido, mas indomável, <text:span text:style-name="T12">num belo poema elegíaco </text:span>. <text:span text:style-name="T12">O heroi</text:span> sabe que o repouso é a ferrugem da alma. <text:span text:style-name="T3">"Lutar, buscar, encontrar e não ceder" — </text:span><text:span text:style-name="T13">ele pensa, antecipando o “We shall never surrender!” de Churchill</text:span>. Navegar, aqui, é o ato de <text:span text:style-name="T12">rebeldia</text:span> contra a obsolescência. É a recusa em ser apenas um espectador d<text:span text:style-name="T12">a passagem d</text:span>o tempo.</text:p>
        <text:p text:style-name="P3"><text:span text:style-name="T12">E c</text:span>hegamos à modernidade. O herói já não enfrenta sereias ou monstros marítimos, mas o caos da própria mente na Dublin de James Joyce. O <text:span text:style-name="T3">Ulysses</text:span> de Joyce — que foi mentor de Italo Svevo — transforma a epopeia em cotidiano. Navegar agora é decifrar o fluxo de consciência, as entrelinhas da linguagem e as complexidades do homem comum.</text:p>
        <text:p text:style-name="P12">Por que falar de Ulisses em uma <text:span text:style-name="T14">reflexão sobre </text:span>tecnologia? Porque a <text:span text:style-name="T1">Inteligência Artificial</text:span> é o nosso novo oceano. Como o publicitário Daniel Pereira notou recentemente em meu artigo <text:span text:style-name="T14">anterior</text:span>, os perigos são reais e antigos ("nada de novo sob o sol", <text:span text:style-name="T14">reza o Eclesiastes</text:span>), mas a travessia é inevitável.</text:p>
        <text:p text:style-name="P7"><text:span text:style-name="T7">Seja pela astúcia de Homero para domar as ferramentas, pela curiosidade de Dante para explorar as fronteiras ou pela introspecção de Joyce para não nos perdermos de nós mesmos, o convite do sábado é este: </text:span><text:span text:style-name="T8">Navegar na literatura para saber operar a tecnologia. </text:span><text:span text:style-name="T9">O</text:span><text:span text:style-name="T7">s bits </text:span><text:span text:style-name="T10">podem dar</text:span><text:span text:style-name="T7"> lugar aos versos. Afinal, quem não conhece o </text:span><text:soft-page-break/><text:span text:style-name="T7">passado das é</text:span><text:span text:style-name="T10">picas</text:span><text:span text:style-name="T7"> narrativas dificilmente saberá pilotar o futuro das grandes automações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2T11:07:24.445100145</meta:creation-date>
    <dc:date>2026-03-13T05:46:00.403656618</dc:date>
    <meta:editing-duration>PT6M3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8" meta:word-count="483" meta:character-count="2842" meta:non-whitespace-character-count="2359"/>
  </office:meta>
</office:document-meta>
</file>